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276cm" fo:padding-top="0.141cm" fo:padding-bottom="0.141cm" fo:padding-left="0.141cm" fo:padding-right="0.14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606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7pt" fo:font-weight="bold" style:font-name-asian="Arial" style:font-size-asian="7pt" style:font-weight-asian="bold" style:font-name-complex="Arial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305cm" svg:height="1.254cm" svg:x="1.399cm" svg:y="1.444cm" svg:viewBox="0 0 1306 1255" draw:points="1306,1255 0,1255 0,0 1306,0">
          <text:p/>
        </draw:polygon>
        <draw:frame draw:style-name="gr2" draw:layer="layout" svg:width="1.444cm" svg:height="0.567cm" svg:x="1.378cm" svg:y="0.993cm">
          <draw:text-box>
            <text:p text:style-name="P1"><text:span text:style-name="T1">ВЫВОД </text:span></text:p>
          </draw:text-box>
        </draw:frame>
        <draw:frame draw:style-name="gr3" draw:layer="layout" svg:width="2.5cm" svg:height="0.907cm" draw:transform="rotate (1.5707963267949) translate (2.593cm 3.2cm)">
          <draw:text-box>
            <text:p text:style-name="P1"><text:span text:style-name="T1">ДЕЙСТВИЕ НА ВЫВОД ДФЗ </text:span></text:p>
          </draw:text-box>
        </draw:frame>
        <draw:frame draw:style-name="gr3" draw:layer="layout" svg:width="2.444cm" svg:height="0.907cm" draw:transform="rotate (1.5707963267949) translate (0.593cm 3.172cm)">
          <draw:text-box>
            <text:p text:style-name="P1"><text:span text:style-name="T1">ДЕЙСТВИЕ НА СИГНАЛ </text:span></text:p>
          </draw:text-box>
        </draw:frame>
        <draw:polygon draw:style-name="gr4" draw:layer="layout" svg:width="1.087cm" svg:height="0.247cm" svg:x="1.534cm" svg:y="1.948cm" svg:viewBox="0 0 1088 248" draw:points="1088,0 1088,248 0,248 0,0">
          <text:p/>
        </draw:polygon>
        <draw:polygon draw:style-name="gr1" draw:layer="layout" svg:width="1.087cm" svg:height="0.247cm" svg:x="1.534cm" svg:y="1.948cm" svg:viewBox="0 0 1088 248" draw:points="1088,0 1088,248 0,248 0,0">
          <text:p/>
        </draw:polygon>
        <draw:polygon draw:style-name="gr5" draw:layer="layout" svg:width="0.459cm" svg:height="0.148cm" svg:x="1.617cm" svg:y="1.998cm" svg:viewBox="0 0 460 149" draw:points="0,74 460,0 460,149">
          <text:p/>
        </draw:polygon>
        <draw:polygon draw:style-name="gr6" draw:layer="layout" svg:width="0.459cm" svg:height="0.148cm" svg:x="1.617cm" svg:y="1.998cm" svg:viewBox="0 0 460 149" draw:points="0,74 460,0 460,149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8T21:08:15.234000000</meta:creation-date>
    <meta:editing-duration>PT8S</meta:editing-duration>
    <meta:editing-cycles>2</meta:editing-cycles>
    <meta:generator>LibreOffice/4.3.6.2$Windows_x86 LibreOffice_project/d50a87b2e514536ed401c18000dad4660b6a169e</meta:generator>
    <dc:date>2015-09-28T21:08:23.046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8T21:08:15.156000000"/>
  </office:meta>
</office:document-meta>
</file>